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 Light" svg:font-family="JetBrains Mono Light" style:font-family-generic="modern" style:font-pitch="fixed" svg:panose-1="2 0 0 9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JetBrains Mono Light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2465in"/>
    </style:style>
    <style:style style:name="TableColumn3" style:family="table-column">
      <style:table-column-properties style:column-width="3.2465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="JetBrains Mono Light" style:font-name-complex="JetBrains Mono Light" fo:font-weight="bold" style:font-weight-asian="bold" style:font-weight-complex="bold" fo:language="es" fo:country="ES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style:font-name="JetBrains Mono Light" style:font-name-complex="JetBrains Mono Light" fo:font-weight="bold" style:font-weight-asian="bold" style:font-weight-complex="bold" fo:color="#ED7D31" fo:language="es" fo:country="ES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DefaultParagraphFont" style:family="text">
      <style:text-properties style:font-name="JetBrains Mono Light" style:font-name-complex="JetBrains Mono Light" fo:font-weight="bold" style:font-weight-asian="bold" style:font-weight-complex="bold" fo:color="#ED7D31" fo:language="es" fo:country="E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JetBrains Mono Light" style:font-name-complex="JetBrains Mono Light" fo:font-weight="bold" style:font-weight-asian="bold" style:font-weight-complex="bold" fo:color="#FF0000" fo:language="es" fo:country="ES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="JetBrains Mono Light" style:font-name-complex="JetBrains Mono Light" fo:font-weight="bold" style:font-weight-asian="bold" style:font-weight-complex="bold" fo:color="#FF0000" fo:language="es" fo:country="E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ListParagraph" style:list-style-name="LFO1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19" style:parent-style-name="ListParagraph" style:list-style-name="LFO1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20" style:parent-style-name="ListParagraph" style:list-style-name="LFO1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21" style:parent-style-name="ListParagraph" style:list-style-name="LFO1" style:family="paragraph">
      <style:paragraph-properties fo:text-align="justify" fo:margin-bottom="0in" fo:line-height="100%"/>
    </style:style>
    <style:style style:name="T22" style:parent-style-name="DefaultParagraphFont" style:family="text"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list-style-name="LFO2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25" style:parent-style-name="ListParagraph" style:list-style-name="LFO2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26" style:parent-style-name="ListParagraph" style:list-style-name="LFO2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27" style:parent-style-name="ListParagraph" style:list-style-name="LFO2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JetBrains Mono Light" style:font-name-complex="JetBrains Mono Light" fo:font-weight="bold" style:font-weight-asian="bold" style:font-weight-complex="bold" fo:color="#4472C4" fo:language="es" fo:country="ES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DefaultParagraphFont" style:family="text">
      <style:text-properties style:font-name="JetBrains Mono Light" style:font-name-complex="JetBrains Mono Light" fo:font-weight="bold" style:font-weight-asian="bold" style:font-weight-complex="bold" fo:color="#4472C4" fo:language="es" fo:country="E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JetBrains Mono Light" style:font-name-complex="JetBrains Mono Light" fo:font-weight="bold" style:font-weight-asian="bold" style:font-weight-complex="bold" fo:color="#70AD47" fo:language="es" fo:country="ES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DefaultParagraphFont" style:family="text">
      <style:text-properties style:font-name="JetBrains Mono Light" style:font-name-complex="JetBrains Mono Light" fo:font-weight="bold" style:font-weight-asian="bold" style:font-weight-complex="bold" fo:color="#70AD47" fo:language="es" fo:country="E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3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0" style:parent-style-name="ListParagraph" style:list-style-name="LFO3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1" style:parent-style-name="ListParagraph" style:list-style-name="LFO3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2" style:parent-style-name="ListParagraph" style:list-style-name="LFO3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list-style-name="LFO4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5" style:parent-style-name="ListParagraph" style:list-style-name="LFO4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6" style:parent-style-name="ListParagraph" style:list-style-name="LFO4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7" style:parent-style-name="ListParagraph" style:list-style-name="LFO4" style:family="paragraph">
      <style:paragraph-properties fo:text-align="justify" fo:margin-bottom="0in" fo:line-height="100%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48" style:parent-style-name="Normal" style:family="paragraph">
      <style:text-properties fo:language="es" fo:country="ES"/>
    </style:style>
    <style:style style:name="P49" style:parent-style-name="ListParagraph" style:list-style-name="LFO5" style:family="paragraph">
      <style:text-properties style:font-name="JetBrains Mono Light" style:font-name-complex="JetBrains Mono Light" fo:font-weight="bold" style:font-weight-asian="bold" style:font-weight-complex="bold" fo:language="es" fo:country="ES"/>
    </style:style>
    <style:style style:name="P50" style:parent-style-name="ListParagraph" style:family="paragraph">
      <style:paragraph-properties fo:text-align="justify"/>
      <style:text-properties style:font-name="JetBrains Mono Light" style:font-name-complex="JetBrains Mono Light" fo:font-size="10pt" style:font-size-asian="10pt" style:font-size-complex="10pt" fo:language="es" fo:country="ES"/>
    </style:style>
    <style:style style:name="P51" style:parent-style-name="ListParagraph" style:family="paragraph">
      <style:text-properties style:font-name="JetBrains Mono Light" style:font-name-complex="JetBrains Mono Light" fo:language="es" fo:country="ES"/>
    </style:style>
    <style:style style:name="P52" style:parent-style-name="ListParagraph" style:list-style-name="LFO5" style:family="paragraph">
      <style:text-properties style:font-name="JetBrains Mono Light" style:font-name-complex="JetBrains Mono Light" fo:font-weight="bold" style:font-weight-asian="bold" style:font-weight-complex="bold" fo:language="es" fo:country="ES"/>
    </style:style>
    <style:style style:name="T53" style:parent-style-name="DefaultParagraphFont" style:family="text">
      <style:text-properties style:font-name="JetBrains Mono Light" style:font-name-complex="JetBrains Mono Light" fo:font-size="10pt" style:font-size-asian="10pt" style:font-size-complex="10pt" fo:language="es" fo:country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ANÁLISIS DAFO</text:p>
          </table:table-cell>
          <table:covered-table-cell/>
        </table:table-row>
        <table:table-row table:style-name="TableRow7">
          <table:table-cell table:style-name="TableCell8">
            <text:p text:style-name="P9">ANÁLISIS INTERNO NEGATIVO</text:p>
            <text:p text:style-name="P10"><text:span text:style-name="T11">(DEBILIDADES)</text:span></text:p>
          </table:table-cell>
          <table:table-cell table:style-name="TableCell12">
            <text:p text:style-name="P13">ANÁLISIS EXTERNO NEGATIVO</text:p>
            <text:p text:style-name="P14"><text:span text:style-name="T15">(AMENAZAS)</text:span></text:p>
          </table:table-cell>
        </table:table-row>
        <table:table-row table:style-name="TableRow16">
          <table:table-cell table:style-name="TableCell17">
            <text:list text:style-name="LFO1" text:continue-numbering="true">
              <text:list-item>
                <text:p text:style-name="P18">Dificultad para trabajar en equipo. Acostumbro a hacer las tareas sólo.</text:p>
              </text:list-item>
              <text:list-item>
                <text:p text:style-name="P19">Dificultad para comunicación. Me cuesta expresar mis ideas, cosa que hace que se me malinterprete a veces.</text:p>
              </text:list-item>
              <text:list-item>
                <text:p text:style-name="P20">Aprendo lento y me cuesta bastante adaptarme a ciertos entornos.</text:p>
              </text:list-item>
              <text:list-item>
                <text:p text:style-name="P21"><text:span text:style-name="T22">Imprudente. Tiendo a realizar ciertas tareas con poca cautela.</text:span></text:p>
              </text:list-item>
            </text:list>
          </table:table-cell>
          <table:table-cell table:style-name="TableCell23">
            <text:list text:style-name="LFO2" text:continue-numbering="true">
              <text:list-item>
                <text:p text:style-name="P24">Impaciente por realizar ciertas tareas que acabo dejando incompletas.</text:p>
              </text:list-item>
              <text:list-item>
                <text:p text:style-name="P25">Falta de experiencia laboral en el ámbito de la programación.</text:p>
              </text:list-item>
              <text:list-item>
                <text:p text:style-name="P26">Poco decidido. Acostumbro a atender a las opiniones de otras personas primero.</text:p>
              </text:list-item>
              <text:list-item>
                <text:p text:style-name="P27">No tengo contacto de gente con experiencia en el sector laboral de la programación.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>ANÁLISIS INTERNO (POSITIVO)</text:p>
            <text:p text:style-name="P31"><text:span text:style-name="T32">(FORTALEZAS)</text:span></text:p>
          </table:table-cell>
          <table:table-cell table:style-name="TableCell33">
            <text:p text:style-name="P34">ANÁLISIS EXTERNO POSITIVO</text:p>
            <text:p text:style-name="P35"><text:span text:style-name="T36">(OPORTUNIDADES)</text:span></text:p>
          </table:table-cell>
        </table:table-row>
        <table:table-row table:style-name="TableRow37">
          <table:table-cell table:style-name="TableCell38">
            <text:list text:style-name="LFO3" text:continue-numbering="true">
              <text:list-item>
                <text:p text:style-name="P39">Soy trabajador y constante a la hora de hacer mis trabajos.</text:p>
              </text:list-item>
              <text:list-item>
                <text:p text:style-name="P40">Soy muy crítico y siempre pongo en duda cualquier propuesta que se me plantee.</text:p>
              </text:list-item>
              <text:list-item>
                <text:p text:style-name="P41">Me concentro mucho en las tareas que realizo.</text:p>
              </text:list-item>
              <text:list-item>
                <text:p text:style-name="P42">Paso muchas horas trabajando con el ordenador y “cacharreando” con microchips en mi rato libre.</text:p>
              </text:list-item>
            </text:list>
          </table:table-cell>
          <table:table-cell table:style-name="TableCell43">
            <text:list text:style-name="LFO4" text:continue-numbering="true">
              <text:list-item>
                <text:p text:style-name="P44">Existen muchas oportunidades laborales en<text:s/>el sector laboral de la programación</text:p>
              </text:list-item>
              <text:list-item>
                <text:p text:style-name="P45">Poder hacer prácticas en una empresa del sector al acabar el ciclo formativo.</text:p>
              </text:list-item>
              <text:list-item>
                <text:p text:style-name="P46">El ciclo formativo que estoy cursando abre muchas puertas al sector laboral lo cuál me favorece a la hora de buscar empleo.</text:p>
              </text:list-item>
              <text:list-item>
                <text:p text:style-name="P47">Tengo mucha experiencia personal programando y haciendo proyectos con compañeros de la universidad.</text:p>
              </text:list-item>
            </text:list>
          </table:table-cell>
        </table:table-row>
      </table:table>
      <text:p text:style-name="P48"/>
      <text:list text:style-name="LFO5" text:continue-numbering="true">
        <text:list-item>
          <text:p text:style-name="P49">¿Crees que, en función de tus debilidades, amenazas, fortalezas y debilidades, estás seleccionando la mejor opción de estudios/trabajos?<text:s/></text:p>
        </text:list-item>
      </text:list>
      <text:p text:style-name="P50">Sí creo que en función de mi análisis DAFO estoy seleccionando mi mejor opción de estudio/trabajo. Creo que el ámbito de la programación es un sector que requiere de ser capaz de concentrarse durante muchas horas en tareas únicas y ser constante en el trabajo, aun así, también es importante el trabajo en equipo que es un punto<text:s/>que se debe mejorar.</text:p>
      <text:p text:style-name="P51"/>
      <text:list text:style-name="LFO5" text:continue-numbering="true">
        <text:list-item>
          <text:p text:style-name="P52">¿Crees que podría haber otras opciones mejores? ¿Cuáles?</text:p>
        </text:list-item>
      </text:list>
      <text:p text:style-name="ListParagraph"><text:span text:style-name="T53">Sin embargo creo que mi perfil se ajustaría bastante a otras opciones como el de artes gráfic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 Light" svg:font-family="JetBrains Mono Light" style:font-family-generic="modern" style:font-pitch="fixed" svg:panose-1="2 0 0 9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JetBrains Mono Light" style:font-name-asian="Calibri" style:font-name-complex="JetBrains Mono Ligh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JetBrains Mono Light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09-29T10:05:00Z</meta:creation-date>
    <dc:date>2022-09-29T10:30:00Z</dc:date>
    <meta:print-date>2022-09-29T10:29:00Z</meta:print-date>
    <meta:template xlink:href="Normal" xlink:type="simple"/>
    <meta:editing-cycles>2</meta:editing-cycles>
    <meta:editing-duration>PT1500S</meta:editing-duration>
    <meta:document-statistic meta:page-count="1" meta:paragraph-count="4" meta:word-count="311" meta:character-count="2083" meta:row-count="14" meta:non-whitespace-character-count="1776"/>
  </office:meta>
</office:document-meta>
</file>